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10.16cm" svg:x="4.175cm" svg:y="7.4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8-16T14:31:41</dc:date>
    <meta:document-statistic meta:object-count="1"/>
    <meta:generator>LibreOffice/3.5$Linux_X86_64 LibreOffice_project/350m1$Build-2</meta:generator>
  </office:meta>
</office:document-meta>
</file>